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69a2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Jelszó plaintext-ben van tárolva az adatbázisban <text:s text:c="173"/></text:p>
      <text:p text:style-name="P1"><text:s text:c="2"/>NewUser.java:124 — a jelszót hash-elés nélkül menti. Bcrypt-et kellene használni (pl. jBCrypt library). <text:s text:c="121"/></text:p>
      <text:p text:style-name="P1"><text:s text:c="227"/></text:p>
      <text:p text:style-name="P1"><text:s text:c="2"/>2. Jelszó mező sima TextField <text:s text:c="195"/></text:p>
      <text:p text:style-name="P1"><text:s text:c="2"/>beforeLogin.fxml:33 — TextField helyett PasswordField-et kell használni, különben a jelszó látható gépelés közben. <text:s text:c="110"/></text:p>
      <text:p text:style-name="P1"/>
      <text:p text:style-name="Standard"><text:s text:c="2"/>3. DB credentials hardcode-olva</text:p>
      <text:p text:style-name="Standard"><text:s text:c="2"/>DatabaseConn.java:14-18 — a felhasználónév és jelszó a forrásban van. Ezt config.properties-be (vagy .env-be) kellene kivinni, ahogy a login adatokat már csináltad.</text:p>
      <text:p text:style-name="Standard"/>
      <text:p text:style-name="Standard"><text:s text:c="2"/>---</text:p>
      <text:p text:style-name="Standard"><text:s text:c="2"/>Kódbeli hibák</text:p>
      <text:p text:style-name="Standard"/>
      <text:p text:style-name="P1"><text:s text:c="2"/>4. Elgépelés a CSS-ben</text:p>
      <text:p text:style-name="P1"><text:s text:c="2"/>Login.java:66 — -f-border-width helyett -fx-border-width kellene — ez a stílus nem érvényesül.</text:p>
      <text:p text:style-name="Standard"/>
      <text:p text:style-name="P1"><text:s text:c="2"/>5. Debug kód maradt bent</text:p>
      <text:p text:style-name="P1"><text:s text:c="2"/>Login.java:63 — wrongLogin.setText("hallo") — ez a felhasználónak megjelenik, ha az username mezőre kattint.</text:p>
      <text:p text:style-name="P1"/>
      <text:p text:style-name="P1"><text:s text:c="2"/>6. Duplikált importok</text:p>
      <text:p text:style-name="P1"><text:s text:c="2"/>DatabaseConn.java:3-10 — 4 import kétszer szerepel egymás után.</text:p>
      <text:p text:style-name="Standard"/>
      <text:p text:style-name="P1"><text:s text:c="2"/>7. Nem használt import</text:p>
      <text:p text:style-name="P1"><text:s text:c="2"/>NewUser.java:9 — import javax.swing.* nincs használva.</text:p>
      <text:p text:style-name="Standard"/>
      <text:p text:style-name="Standard"><text:s text:c="2"/>---</text:p>
      <text:p text:style-name="Standard"><text:s text:c="2"/>Architektúra</text:p>
      <text:p text:style-name="Standard"/>
      <text:p text:style-name="P1"><text:s text:c="2"/>8. NewUser osztály két szerepet tölt be</text:p>
      <text:p text:style-name="P1"><text:s text:c="2"/>Controller és modell egyszerre. Érdemes szétválasztani: egy User.java modell osztály, és egy NewUserController.java controller.</text:p>
      <text:p text:style-name="Standard"/>
      <text:p text:style-name="Standard"><text:s text:c="2"/>9. new Main() a controllerben</text:p>
      <text:p text:style-name="Standard"><text:s text:c="2"/>Login.java:46 és NewUser.java:144 — new Main() helyett érdemes egy statikus SceneManager segédosztályt csinálni a scene-váltáshoz.</text:p>
      <text:p text:style-name="Standard"/>
      <text:p text:style-name="Standard"><text:s text:c="2"/>10. Nincs adatbázis-alapú hitelesítés a login képernyőn</text:p>
      <text:p text:style-name="Standard"><text:s text:c="2"/>Login.java:48-51 — a bejelentkezés config.properties-ből olvas, nem az adatbázisból. Ha van user tábla, abból kellene ellenőrizni.</text:p>
      <text:p text:style-name="Standard"/>
      <text:p text:style-name="Standard"><text:s text:c="2"/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6T20:30:41.404462500</meta:creation-date>
    <dc:date>2026-04-16T22:15:09.511911400</dc:date>
    <meta:editing-duration>PT35M44S</meta:editing-duration>
    <meta:editing-cycles>1</meta:editing-cycles>
    <meta:document-statistic meta:table-count="0" meta:image-count="0" meta:object-count="0" meta:page-count="1" meta:paragraph-count="26" meta:word-count="177" meta:character-count="2322" meta:non-whitespace-character-count="1281"/>
    <meta:generator>LibreOffice/26.2.2.2$Windows_X86_64 LibreOffice_project/1f77d10d6938fd34972958f64b2bcfa54f8b1ba5</meta:generator>
  </office:meta>
</office:document-meta>
</file>